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07.04pt" svg:height="216.28pt" svg:x="234.82pt" svg:y="11.11pt">
            <loext:p draw:notify-on-update-of-ranges="Sheet1.A2:Sheet1.A10 Sheet1.C2:Sheet1.C10 Sheet1.B2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Home teams</text:p>
          </table:table-cell>
          <table:table-cell office:value-type="string" calcext:value-type="string">
            <text:p>Registered teams</text:p>
          </table:table-cell>
        </table:table-row>
        <table:table-row table:style-name="ro1">
          <table:table-cell office:value-type="string" calcext:value-type="string">
            <text:p>Central Washington Universit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lacier Peak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uburn Mountainview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ke Oswego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est Valley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uburn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lackamas Academy of Industrial Scienc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lsonville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ount Verno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20:06:34.270985134</meta:creation-date>
    <dc:date>2016-10-09T20:24:44.017846360</dc:date>
    <meta:editing-duration>PT1M59S</meta:editing-duration>
    <meta:editing-cycles>1</meta:editing-cycles>
    <meta:generator>LibreOffice/5.1.4.2$Linux_X86_64 LibreOffice_project/10m0$Build-2</meta:generator>
    <meta:document-statistic meta:table-count="1" meta:cell-count="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none" chart:data-label-text="false" chart:data-label-symbol="true"/>
    </style:style>
    <style:style style:name="ch4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data-label-number="none" chart:data-label-text="false" chart:data-label-symbol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2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305cm" svg:height="7.631cm" xlink:href=".." xlink:type="simple" chart:class="chart:scatter" chart:style-name="ch1">
        <chart:title svg:x="0.619cm" svg:y="0.288cm" chart:style-name="ch2">
          <text:p>PNW 2017 Event Registration</text:p>
        </chart:title>
        <chart:plot-area chart:style-name="ch3" table:cell-range-address="Sheet1.A2:Sheet1.C10" chart:data-source-has-labels="column" svg:x="1.157cm" svg:y="1.219cm" svg:width="6.002cm" svg:height="5.279cm">
          <chartooo:coordinate-region svg:x="1.778cm" svg:y="1.418cm" svg:width="5.194cm" svg:height="4.433cm"/>
          <chart:axis chart:dimension="x" chart:name="primary-x" chart:style-name="ch4" chartooo:axis-type="auto">
            <chart:title svg:x="3.188cm" svg:y="6.65cm" chart:style-name="ch5">
              <text:p>Home teams</text:p>
            </chart:title>
            <chart:categories table:cell-range-address="Sheet1.A2:Sheet1.A10"/>
            <chart:grid chart:style-name="ch6" chart:class="major"/>
          </chart:axis>
          <chart:axis chart:dimension="y" chart:name="primary-y" chart:style-name="ch7">
            <chart:title svg:x="0.451cm" svg:y="5.185cm" chart:style-name="ch8">
              <text:p>Registered teams</text:p>
            </chart:title>
            <chart:grid chart:style-name="ch6" chart:class="major"/>
          </chart:axis>
          <chart:series chart:style-name="ch9" chart:values-cell-range-address="Sheet1.C2:Sheet1.C10" chart:class="chart:scatter">
            <chart:domain table:cell-range-address="Sheet1.B2:Sheet1.B10"/>
            <chart:regression-curve chart:style-name="ch10">
              <chart:equation chart:display-equation="true" chart:display-r-square="true" chart:style-name="ch11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entral Washington University</text:p>
                <draw:g>
                  <svg:desc>Sheet1.A2:Sheet1.A10</svg:desc>
                </draw:g>
              </table:table-cell>
              <table:table-cell office:value-type="float" office:value="6">
                <text:p>6</text:p>
                <draw:g>
                  <svg:desc>Sheet1.B2:Sheet1.B10</svg:desc>
                </draw:g>
              </table:table-cell>
              <table:table-cell office:value-type="float" office:value="3">
                <text:p>3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Glacier Peak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Auburn Mountainview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ake Oswego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West Valley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Auburn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lackamas Academy of Industrial Science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ilsonville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Mount Vernon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